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45438" officeooo:paragraph-rsid="00145438"/>
    </style:style>
    <style:style style:name="P2" style:family="paragraph" style:parent-style-name="Standard">
      <style:text-properties officeooo:rsid="0014abe8" officeooo:paragraph-rsid="0014abe8"/>
    </style:style>
    <style:style style:name="P3" style:family="paragraph" style:parent-style-name="Standard">
      <style:text-properties officeooo:rsid="0014abe8" officeooo:paragraph-rsid="00158f85"/>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4abe8" officeooo:paragraph-rsid="0014abe8"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58f85" officeooo:paragraph-rsid="00158f85" style:font-weight-asian="bold" style:font-weight-complex="bold"/>
    </style:style>
    <style:style style:name="P7" style:family="paragraph" style:parent-style-name="Standard">
      <style:text-properties style:text-underline-style="solid" style:text-underline-width="auto" style:text-underline-color="font-color" fo:font-weight="bold" officeooo:rsid="00181017" officeooo:paragraph-rsid="00181017" style:font-weight-asian="bold" style:font-weight-complex="bold"/>
    </style:style>
    <style:style style:name="P8" style:family="paragraph" style:parent-style-name="Standard">
      <style:text-properties style:text-underline-style="solid" style:text-underline-width="auto" style:text-underline-color="font-color" fo:font-weight="bold" officeooo:rsid="00193a50" officeooo:paragraph-rsid="00193a50" style:font-weight-asian="bold" style:font-weight-complex="bold"/>
    </style:style>
    <style:style style:name="P9" style:family="paragraph" style:parent-style-name="Standard">
      <style:text-properties officeooo:rsid="00158f85" officeooo:paragraph-rsid="00158f85"/>
    </style:style>
    <style:style style:name="P10" style:family="paragraph" style:parent-style-name="Standard">
      <style:text-properties officeooo:rsid="00173630" officeooo:paragraph-rsid="00173630"/>
    </style:style>
    <style:style style:name="P11" style:family="paragraph" style:parent-style-name="Standard">
      <style:text-properties officeooo:paragraph-rsid="00173630"/>
    </style:style>
    <style:style style:name="P12" style:family="paragraph" style:parent-style-name="Standard">
      <style:text-properties officeooo:rsid="00181017" officeooo:paragraph-rsid="00181017"/>
    </style:style>
    <style:style style:name="P13" style:family="paragraph" style:parent-style-name="Standard">
      <style:text-properties officeooo:rsid="00193a50" officeooo:paragraph-rsid="00193a50"/>
    </style:style>
    <style:style style:name="P14" style:family="paragraph" style:parent-style-name="Standard">
      <style:text-properties officeooo:paragraph-rsid="00193a50"/>
    </style:style>
    <style:style style:name="T1" style:family="text">
      <style:text-properties officeooo:rsid="00145438"/>
    </style:style>
    <style:style style:name="T2" style:family="text">
      <style:text-properties officeooo:rsid="0014abe8"/>
    </style:style>
    <style:style style:name="T3" style:family="text">
      <style:text-properties style:text-position="super 58%"/>
    </style:style>
    <style:style style:name="T4" style:family="text">
      <style:text-properties officeooo:rsid="00158f85"/>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fo:font-weight="bold" officeooo:rsid="00173630" style:font-weight-asian="bold" style:font-weight-complex="bold"/>
    </style:style>
    <style:style style:name="T7" style:family="text">
      <style:text-properties officeooo:rsid="00193a50"/>
    </style:style>
    <style:style style:name="T8" style:family="text">
      <style:text-properties officeooo:rsid="001ae7d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6">1. </text:span><text:span text:style-name="T5">Personal Portfolio Website</text:span></text:p>
      <text:p text:style-name="P11">Development of the website you're currently visiting!</text:p>
      <text:p text:style-name="Standard"/>
      <text:p text:style-name="Standard">This website showcases my employment history, past projects, as well as the technologies I have used.</text:p>
      <text:p text:style-name="Standard">It is fully responsive! Try resizing the browser or viewing the site on your phone.</text:p>
      <text:p text:style-name="Standard"/>
      <text:p text:style-name="P7">2. MeetPanda</text:p>
      <text:p text:style-name="P12">Find out about meetups near you.</text:p>
      <text:p text:style-name="P12"/>
      <text:p text:style-name="P12">This small <text:span text:style-name="T7">Node.js </text:span>web app<text:span text:style-name="T7">lication</text:span> <text:span text:style-name="T7">uses </text:span>your current location <text:span text:style-name="T7">to find meetups. Specify a radius and see what’s going on around you.</text:span></text:p>
      <text:p text:style-name="P12"/>
      <text:p text:style-name="P13">HTML5’s geolocation functionality allows the app to gain access to the client’s location. The Google Maps API then provides a widget for choosing a radius. With this data, the meetup API can retrieve a list of meetups, which are then presented to the client.</text:p>
      <text:p text:style-name="P13"/>
      <text:p text:style-name="P8">3. DriveShark</text:p>
      <text:p text:style-name="P13">Get notifications about travel times when you want them.</text:p>
      <text:p text:style-name="P13"/>
      <text:p text:style-name="P14"><text:span text:style-name="T7">Built with Python and the Django framework, DriveShark lets you add your common trips, and specify when to receive notifications about travel times to these locations. The user adds a starting point and a destination. This is then saved as a trip, which the user can request to be notified about when they desire.</text:span></text:p>
      <text:p text:style-name="P14"/>
      <text:p text:style-name="P13">Postgresql is the DBMS, while Django provides an MVC structure, as well as a templating engine for the views.</text:p>
      <text:p text:style-name="P14"/>
      <text:p text:style-name="P4"><text:span text:style-name="T8">4. </text:span>Assistant Webmaster</text:p>
      <text:p text:style-name="Standard">Faculty of Arts, University of Ottawa</text:p>
      <text:p text:style-name="Standard"/>
      <text:p text:style-name="Standard">Improving and maintaining the Faculty of Arts websites alongside marketing and communications personnel.</text:p>
      <text:p text:style-name="Standard"/>
      <text:p text:style-name="P1">In this position, I developed several web services for students, faculty members, and University employees. Some examples are a study group registration and management system, a deferred exam system, that allowed students to request to defer an exam, and an undergraduate office employee to review their application, a program builder for Faculty of Arts students, and much more.</text:p>
      <text:p text:style-name="P1"/>
      <text:p text:style-name="P1">I was also involved in the development of the websites for all 17 departments. <text:span text:style-name="T2">We actively met with department representatives and sought to improve the design and content of these sites.</text:span></text:p>
      <text:p text:style-name="P1"/>
      <text:p text:style-name="P5"><text:span text:style-name="T8">5</text:span>. Neutron Connect Capstone Project</text:p>
      <text:p text:style-name="P2">Angular2 and Node.js social media application using the MVC design pattern.</text:p>
      <text:p text:style-name="P2"/>
      <text:p text:style-name="P2">This project aimed to be a mix of stack overflow and a social media platform, allowing students to post questions for their courses, upload photos of their work, or post any other content of relevance to their studies.</text:p>
      <text:p text:style-name="P2"/>
      <text:p text:style-name="P2"><text:soft-page-break/>I implemented a rest API in Node.js, and worked in Angular2 on the front end. I also designed the database in MongoDB, and implemented several database-related components such as the newsfeed and the comment section for the application.</text:p>
      <text:p text:style-name="P2"/>
      <text:p text:style-name="P5"><text:span text:style-name="T8">6</text:span>. Iberian Diaspora Research Project</text:p>
      <text:p text:style-name="P2">Department of Modern Languages, University of Ottawa</text:p>
      <text:p text:style-name="P2"/>
      <text:p text:style-name="P2">Full-stack development of a bilingual web application using the Laravel PHP framework.</text:p>
      <text:p text:style-name="P2"/>
      <text:p text:style-name="P2">This research project is an archive of Spanish and Portuguese speaking migrants from the Iberian peninsula between the 15<text:span text:style-name="T3">th</text:span> and 17<text:span text:style-name="T3">th</text:span> centuries. It contains information about their relationships to other migrants, occupations, and the sources used to obtain this information, among other personal details.</text:p>
      <text:p text:style-name="P2"/>
      <text:p text:style-name="P3">The application has a client-facing portal, allowing users to perform searches based on location, occupation, date of birth, <text:span text:style-name="T4">etc. It also has an admin side, that allows researchers to log in and enter data, source information, relationships, and filter the results. This was all implemented using the excellent PHP framework that is Laravel!</text:span></text:p>
      <text:p text:style-name="P3"/>
      <text:p text:style-name="P6"><text:span text:style-name="T8">7</text:span>. Junior Webmaster</text:p>
      <text:p text:style-name="P9">Faculy of Social Sciences, University of Ottawa</text:p>
      <text:p text:style-name="P9"/>
      <text:p text:style-name="P9">Website maintenance and updates. Content management and migration in Drupal 7.</text:p>
      <text:p text:style-name="P10">This was my introduction to the professional workplace. The Faculty of Social Sciences hired me to aid them in their transition to the Drupal content management system. We had to catalogue the current site and all its content, then migrate everything over to Drupal. In doing so, we had to ensure accessibility of the new pages, a whilst getting familiar with the CMS ourselv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7T10:44:34.022113568</meta:creation-date>
    <dc:date>2017-09-17T12:02:57.962320732</dc:date>
    <meta:editing-duration>PT55M50S</meta:editing-duration>
    <meta:editing-cycles>4</meta:editing-cycles>
    <meta:generator>LibreOffice/5.4.1.2.0$Linux_X86_64 LibreOffice_project/40m0$Build-2</meta:generator>
    <meta:document-statistic meta:table-count="0" meta:image-count="0" meta:object-count="0" meta:page-count="2" meta:paragraph-count="30" meta:word-count="609" meta:character-count="3824" meta:non-whitespace-character-count="3245"/>
  </office:meta>
</office:document-meta>
</file>